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g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text:span>The set expression is evaluated and the result is displayed in the </text:span><text:span text:style-name="T1">Logs</text:span><text:span> panel.</text:span></text:p><text:p text:style-name="Standard"/>

            
                <text:list xml:id="list_Log2" text:continue-numbering="true" text:continue-list="list_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g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will be displayed in the </text:span><text:span text:style-name="T1">Logs</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g6" text:continue-numbering="true" text:continue-list="list_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g7" text:continue-numbering="true" text:continue-list="list_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og8" text:continue-numbering="true" text:continue-list="list_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og9" text:continue-numbering="true" text:continue-list="list_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g10" text:continue-numbering="true" text:continue-list="list_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Log3" text:continue-numbering="true" text:continue-list="list_Log2" text:style-name="Outline">
                    <text:list-item>
                        <text:list>
                            <text:list-item>
                                <text:h text:style-name="Heading_20_2" text:outline-level="2">Inputs</text:h>
                            </text:list-item>
                        </text:list>
                    </text:list-item>
                </text:list>

                
                            <text:list xml:id="list_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Log12"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ext:span>The input through which the Value that is displayed in the </text:span><text:span text:style-name="T1">Log</text:span><text:span> panel is received. This input can be deleted (it is deleted in the Flow - Inputs list) if it is not needed, i.e. if some other expression is displayed.</text:span></text:p><text:p text:style-name="Standard"/>

            
                <text:list xml:id="list_Log4" text:continue-numbering="true" text:continue-list="list_Log3" text:style-name="Outline">
                    <text:list-item>
                        <text:list>
                            <text:list-item>
                                <text:h text:style-name="Heading_20_2" text:outline-level="2">Outputs</text:h>
                            </text:list-item>
                        </text:list>
                    </text:list-item>
                </text:list>

                
                            <text:list xml:id="list_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